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b6104"/>
    </style:style>
    <style:style style:name="P2" style:family="paragraph" style:parent-style-name="Preformatted_20_Text">
      <style:text-properties fo:color="#c9211e" loext:opacity="100%"/>
    </style:style>
    <style:style style:name="P3" style:family="paragraph" style:parent-style-name="Preformatted_20_Text">
      <style:text-properties fo:color="#c9211e" loext:opacity="100%" officeooo:paragraph-rsid="000d063b"/>
    </style:style>
    <style:style style:name="P4" style:family="paragraph" style:parent-style-name="Preformatted_20_Text">
      <style:text-properties fo:color="#c9211e" loext:opacity="100%" officeooo:paragraph-rsid="000b6104"/>
    </style:style>
    <style:style style:name="P5" style:family="paragraph" style:parent-style-name="Preformatted_20_Text">
      <style:text-properties fo:color="#c9211e" loext:opacity="100%" style:font-name="Liberation Mono" fo:font-size="10pt" officeooo:rsid="000d063b" officeooo:paragraph-rsid="000d063b" style:font-name-asian="Noto Sans Mono CJK JP" style:font-size-asian="10pt" style:font-name-complex="Liberation Mono" style:font-size-complex="10pt"/>
    </style:style>
    <style:style style:name="P6" style:family="paragraph" style:parent-style-name="Preformatted_20_Text">
      <style:text-properties fo:color="#c9211e" loext:opacity="100%" style:font-name="Liberation Mono" fo:font-size="10pt" officeooo:paragraph-rsid="000d063b" style:font-name-asian="Noto Sans Mono CJK JP" style:font-size-asian="10pt" style:font-name-complex="Liberation Mono" style:font-size-complex="10pt"/>
    </style:style>
    <style:style style:name="P7" style:family="paragraph" style:parent-style-name="Preformatted_20_Text">
      <style:text-properties fo:color="#c9211e" loext:opacity="100%" style:font-name="Liberation Mono" fo:font-size="10pt" style:font-name-asian="Noto Sans Mono CJK JP" style:font-size-asian="10pt" style:font-name-complex="Liberation Mono" style:font-size-complex="10pt"/>
    </style:style>
    <style:style style:name="P8" style:family="paragraph" style:parent-style-name="Preformatted_20_Text">
      <style:text-properties officeooo:paragraph-rsid="000d063b"/>
    </style:style>
    <style:style style:name="P9" style:family="paragraph" style:parent-style-name="Preformatted_20_Text">
      <style:text-properties officeooo:paragraph-rsid="000ece2a"/>
    </style:style>
    <style:style style:name="P10" style:family="paragraph" style:parent-style-name="Preformatted_20_Text">
      <style:text-properties officeooo:paragraph-rsid="0010a159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style:font-name="Liberation Mono" fo:font-size="10pt" style:font-name-asian="Noto Sans Mono CJK JP" style:font-size-asian="10pt" style:font-name-complex="Liberation Mono" style:font-size-complex="10pt"/>
    </style:style>
    <style:style style:name="T3" style:family="text">
      <style:text-properties fo:color="#c9211e" loext:opacity="100%" style:font-name="Liberation Mono" fo:font-size="10pt" officeooo:rsid="000ece2a" style:font-name-asian="Noto Sans Mono CJK JP" style:font-size-asian="10pt" style:font-name-complex="Liberation Mono" style:font-size-complex="10pt"/>
    </style:style>
    <style:style style:name="T4" style:family="text">
      <style:text-properties fo:color="#c9211e" loext:opacity="100%" style:font-name="Liberation Mono" fo:font-size="10pt" officeooo:rsid="00143c20" style:font-name-asian="Noto Sans Mono CJK JP" style:font-size-asian="10pt" style:font-name-complex="Liberation Mono" style:font-size-complex="10pt"/>
    </style:style>
    <style:style style:name="T5" style:family="text">
      <style:text-properties style:font-name="Liberation Mono" fo:font-size="10pt" style:font-name-asian="Noto Sans Mono CJK JP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0d063b" style:font-name-asian="Noto Sans Mono CJK JP" style:font-size-asian="10pt" style:font-name-complex="Liberation Mono" style:font-size-complex="10pt"/>
    </style:style>
    <style:style style:name="T7" style:family="text">
      <style:text-properties fo:color="#2a6099" loext:opacity="100%"/>
    </style:style>
    <style:style style:name="T8" style:family="text">
      <style:text-properties officeooo:rsid="001539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&lt;?xml version="1.0" encoding="utf-8"?&gt;<text:span text:style-name="T1">（変更不可）</text:span></text:p>
      <text:p text:style-name="Preformatted_20_Text"/>
      <text:p text:style-name="P1">&lt;image schemaversion="7.5" name="kiwi-test-gui"&gt;</text:p>
      <text:p text:style-name="P4">（nameは作成されるimageファイル名に使用される）</text:p>
      <text:p text:style-name="Preformatted_20_Text"><text:s text:c="4"/>&lt;description type="system"&gt;<text:span text:style-name="T1">（変更不可）</text:span></text:p>
      <text:p text:style-name="Preformatted_20_Text"><text:s text:c="8"/>&lt;author&gt;aruelu&lt;/author&gt;<text:span text:style-name="T1">（プロジェクトの連絡先）</text:span></text:p>
      <text:p text:style-name="Preformatted_20_Text"><text:s text:c="8"/>&lt;contact&gt;&lt;/contact&gt;<text:span text:style-name="T1">（プロジェクトの連絡先）</text:span></text:p>
      <text:p text:style-name="P10"><text:s text:c="8"/>&lt;specification&gt;kiwi-test-gui&lt;/specification&gt;<text:span text:style-name="T1">（説明）</text:span></text:p>
      <text:p text:style-name="Preformatted_20_Text"><text:s text:c="4"/>&lt;/description&gt;</text:p>
      <text:p text:style-name="Preformatted_20_Text"><text:s text:c="4"/>&lt;preferences&gt;</text:p>
      <text:p text:style-name="Preformatted_20_Text"><text:s text:c="8"/>&lt;version&gt;<text:span text:style-name="T8">1.0.0</text:span>&lt;/version&gt;<text:span text:style-name="T1">（メジャー、マイナー、リリースバージョンを設定）</text:span></text:p>
      <text:p text:style-name="Preformatted_20_Text"><text:s text:c="8"/>&lt;packagemanager&gt;zypper&lt;/packagemanager&gt;<text:span text:style-name="T1">（パッケージマネージャを指定）</text:span></text:p>
      <text:p text:style-name="P1"><text:s text:c="8"/>&lt;locale&gt;en_US&lt;/locale&gt;</text:p>
      <text:p text:style-name="P1"><text:span text:style-name="T1"><text:tab/>（ロケール設定</text:span><text:span text:style-name="T2">、</text:span><text:span text:style-name="T1">日本語はこの設定とフォントパッケージのインストールだけでは文字化けする）</text:span></text:p>
      <text:p text:style-name="Preformatted_20_Text"><text:s text:c="8"/>&lt;keytable&gt;jp106&lt;/keytable&gt;<text:span text:style-name="T1">（キーマッピング設定）</text:span></text:p>
      <text:p text:style-name="Preformatted_20_Text"><text:s text:c="8"/>&lt;timezone&gt;Asia/Tokyo&lt;/timezone&gt;<text:span text:style-name="T1">（タイムゾーン設定）</text:span></text:p>
      <text:p text:style-name="P1"><text:s text:c="8"/>&lt;rpm-excludedocs&gt;true&lt;/rpm-excludedocs&gt;</text:p>
      <text:p text:style-name="P4"><text:tab/>（ドキュメントをインストール中にスキップするか）</text:p>
      <text:p text:style-name="P1"><text:s text:c="8"/>&lt;rpm-check-signatures&gt;false&lt;/rpm-check-signatures&gt;</text:p>
      <text:p text:style-name="P4"><text:tab/>（パッケージの署名をチェックするか）</text:p>
      <text:p text:style-name="Preformatted_20_Text"><text:s text:c="8"/>&lt;bootsplash-theme&gt;breeze&lt;/bootsplash-theme&gt;<text:span text:style-name="T1">（playmouthのテーマ）</text:span></text:p>
      <text:p text:style-name="Preformatted_20_Text"><text:s text:c="8"/>&lt;bootloader-theme&gt;openSUSE&lt;/bootloader-theme&gt;<text:span text:style-name="T1">（ブートローダーのテーマ）</text:span></text:p>
      <text:p text:style-name="Preformatted_20_Text"><text:s text:c="8"/>&lt;type image="oem" filesystem="btrfs" <text:s/>firmware="efi" installiso="true" bootpartition="false" btrfs_root_is_snapshot="true" installboot="install"&gt;</text:p>
      <text:p text:style-name="Preformatted_20_Text"><text:s text:c="8"/><text:span text:style-name="T1">（image：作成するimageの種類（iso：liveディスク、oem：ボリューム拡張あり）</text:span></text:p>
      <text:p text:style-name="P2"><text:s text:c="7"/>　 filesystem：ファイルシステム（btrfs,ext4等）</text:p>
      <text:p text:style-name="P2"><text:s text:c="7"/>　 firmware：bios、efi、uefi</text:p>
      <text:p text:style-name="P3"><text:span text:style-name="T5">　　　　　 installiso：インストールする</text:span><text:span text:style-name="T6">imageを作成するか</text:span></text:p>
      <text:p text:style-name="P5"><text:s text:c="10"/>下記を削除している</text:p>
      <text:p text:style-name="P5">　　　　　　kernelcmdline=”console=ttyS0”</text:p>
      <text:p text:style-name="Preformatted_20_Text"><text:s text:c="7"/>　 <text:span text:style-name="T2">）</text:span></text:p>
      <text:p text:style-name="Preformatted_20_Text"><text:s text:c="12"/>&lt;bootloader name="grub2" <text:s/>timeout="10"/&gt;</text:p>
      <text:p text:style-name="P8"><text:span text:style-name="T5">　　　　　</text:span><text:span text:style-name="T2">　（ブーロエオーダの設定</text:span></text:p>
      <text:p text:style-name="P6">　　　　　　　下記を削除している</text:p>
      <text:p text:style-name="P3"><text:span text:style-name="T5">　　　　　　　</text:span><text:span text:style-name="T6">console=”serial”</text:span></text:p>
      <text:p text:style-name="P6">　　　　　　　）</text:p>
      <text:p text:style-name="Preformatted_20_Text"><text:s text:c="12"/>&lt;oemconfig&gt;</text:p>
      <text:p text:style-name="Preformatted_20_Text"><text:s text:c="16"/>&lt;oem-unattended&gt;true&lt;/oem-unattended&gt;<text:span text:style-name="T2">（勝手にインストール）</text:span></text:p>
      <text:p text:style-name="Preformatted_20_Text"><text:s text:c="16"/>&lt;oem-swapsize&gt;1024&lt;/oem-swapsize&gt;</text:p>
      <text:p text:style-name="Preformatted_20_Text"><text:s text:c="16"/>&lt;oem-multipath-scan&gt;false&lt;/oem-multipath-scan&gt;</text:p>
      <text:p text:style-name="Preformatted_20_Text"><text:s text:c="12"/>&lt;/oemconfig&gt;</text:p>
      <text:p text:style-name="Preformatted_20_Text"><text:s text:c="12"/>&lt;systemdisk&gt;</text:p>
      <text:p text:style-name="Preformatted_20_Text"><text:s text:c="16"/>&lt;volume name="home"/&gt;<text:span text:style-name="T2">（残りの容量の割当先）</text:span></text:p>
      <text:p text:style-name="Preformatted_20_Text"><text:s text:c="12"/>&lt;/systemdisk&gt;</text:p>
      <text:p text:style-name="Preformatted_20_Text"><text:s text:c="8"/>&lt;/type&gt;</text:p>
      <text:p text:style-name="Preformatted_20_Text"><text:s text:c="4"/>&lt;/preferences&gt;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text:s text:c="4"/>&lt;users&gt;</text:p>
      <text:p text:style-name="Preformatted_20_Text"><text:s text:c="8"/>&lt;user password="<text:span text:style-name="T7">????</text:span>" home="/home/test" name="test" groups="users,sudo" pwdformat="plain"/&gt;</text:p>
      <text:p text:style-name="P10"><text:s text:c="8"/>&lt;user password="<text:span text:style-name="T7">????</text:span>" home="/root" name="root" groups="root" pwdformat="plain"/&gt;</text:p>
      <text:p text:style-name="P3"><text:span text:style-name="T5">　　（</text:span><text:span text:style-name="T6">userの追加　name、passwordは必須</text:span></text:p>
      <text:p text:style-name="P3"><text:span text:style-name="T6">　　　pwdformatをplainにすると文字列でパスワードの設定可能</text:span><text:span text:style-name="T5">）</text:span></text:p>
      <text:p text:style-name="Preformatted_20_Text"><text:s text:c="4"/>&lt;/users&gt;</text:p>
      <text:p text:style-name="Preformatted_20_Text"><text:s text:c="4"/>&lt;repository type="rpm-md"&gt;</text:p>
      <text:p text:style-name="Preformatted_20_Text"><text:s text:c="8"/>&lt;source path="obsrepositories:/"/&gt;</text:p>
      <text:p text:style-name="P8"><text:span text:style-name="T5">　</text:span><text:span text:style-name="T2">　　　（ソースパスの設定</text:span></text:p>
      <text:p text:style-name="P6">　　　　　obsrepositories:/に設定すると全てのリポジトリがOBSのプロジェクトから取得）</text:p>
      <text:p text:style-name="Preformatted_20_Text"><text:s text:c="4"/>&lt;/repository&gt;</text:p>
      <text:p text:style-name="Preformatted_20_Text"><text:s text:c="4"/>&lt;packages type="image"&gt;<text:span text:style-name="T2">（新しい</text:span><text:span text:style-name="T3">chroot</text:span><text:span text:style-name="T2">にインストールされる）</text:span></text:p>
      <text:p text:style-name="Preformatted_20_Text"><text:s text:c="8"/>&lt;package name="patterns-openSUSE-base"/&gt;</text:p>
      <text:p text:style-name="Preformatted_20_Text"><text:s text:c="8"/>&lt;package name="systemd"/&gt;</text:p>
      <text:p text:style-name="Preformatted_20_Text"><text:s text:c="8"/>&lt;package name="plymouth-theme-breeze"/&gt;</text:p>
      <text:p text:style-name="Preformatted_20_Text"><text:s text:c="8"/>&lt;package name="plymouth-plugin-script"/&gt;</text:p>
      <text:p text:style-name="Preformatted_20_Text"><text:s text:c="8"/>&lt;package name="grub2-branding-openSUSE"/&gt;</text:p>
      <text:p text:style-name="Preformatted_20_Text"><text:s text:c="8"/>&lt;package name="iputils"/&gt;</text:p>
      <text:p text:style-name="Preformatted_20_Text"><text:s text:c="8"/>&lt;package name="vim"/&gt;</text:p>
      <text:p text:style-name="Preformatted_20_Text"><text:s text:c="8"/>&lt;package name="grub2"/&gt;</text:p>
      <text:p text:style-name="Preformatted_20_Text"><text:s text:c="8"/>&lt;package name="grub2-x86_64-efi" arch="x86_64"/&gt;</text:p>
      <text:p text:style-name="Preformatted_20_Text"><text:s text:c="8"/>&lt;package name="grub2-i386-pc"/&gt;</text:p>
      <text:p text:style-name="Preformatted_20_Text"><text:s text:c="8"/>&lt;package name="syslinux"/&gt;</text:p>
      <text:p text:style-name="Preformatted_20_Text"><text:s text:c="8"/>&lt;package name="lvm2"/&gt;</text:p>
      <text:p text:style-name="Preformatted_20_Text"><text:s text:c="8"/>&lt;package name="plymouth"/&gt;</text:p>
      <text:p text:style-name="Preformatted_20_Text"><text:s text:c="8"/>&lt;package name="fontconfig"/&gt;</text:p>
      <text:p text:style-name="Preformatted_20_Text"><text:s text:c="8"/>&lt;package name="fonts-config"/&gt;</text:p>
      <text:p text:style-name="Preformatted_20_Text"><text:s text:c="8"/>&lt;package name="tar"/&gt;</text:p>
      <text:p text:style-name="Preformatted_20_Text"><text:s text:c="8"/>&lt;package name="parted"/&gt;</text:p>
      <text:p text:style-name="Preformatted_20_Text"><text:s text:c="8"/>&lt;package name="openssh"/&gt;</text:p>
      <text:p text:style-name="Preformatted_20_Text"><text:s text:c="8"/>&lt;package name="iproute2"/&gt;</text:p>
      <text:p text:style-name="Preformatted_20_Text"><text:s text:c="8"/>&lt;package name="less"/&gt;</text:p>
      <text:p text:style-name="Preformatted_20_Text"><text:s text:c="8"/>&lt;package name="bash-completion"/&gt;</text:p>
      <text:p text:style-name="Preformatted_20_Text"><text:s text:c="8"/>&lt;package name="bind-utils"/&gt;</text:p>
      <text:p text:style-name="Preformatted_20_Text"><text:s text:c="8"/>&lt;package name="dhcp-client"/&gt;</text:p>
      <text:p text:style-name="Preformatted_20_Text"><text:s text:c="8"/>&lt;package name="which"/&gt;</text:p>
      <text:p text:style-name="Preformatted_20_Text"><text:s text:c="8"/>&lt;package name="kernel-default"/&gt;</text:p>
      <text:p text:style-name="Preformatted_20_Text"><text:s text:c="8"/>&lt;package name="timezone"/&gt;</text:p>
      <text:p text:style-name="Preformatted_20_Text"><text:s text:c="8"/>&lt;package name="dracut-kiwi-oem-repart"/&gt;</text:p>
      <text:p text:style-name="Preformatted_20_Text"><text:s text:c="8"/>&lt;package name="dracut-kiwi-oem-dump"/&gt;</text:p>
      <text:p text:style-name="Preformatted_20_Text"><text:tab/><text:span text:style-name="T2">ここまでは、</text:span><text:span text:style-name="T3">test-image-</text:span><text:span text:style-name="T4">disk</text:span><text:span text:style-name="T3">と一緒</text:span></text:p>
      <text:p text:style-name="Preformatted_20_Text"/>
      <text:p text:style-name="Preformatted_20_Text"><text:s text:c="8"/>&lt;package name="sudo"/&gt;<text:span text:style-name="T2">・・・追加（無いと不便）</text:span></text:p>
      <text:p text:style-name="P9"><text:s text:c="8"/>&lt;package name="git"/&gt;<text:span text:style-name="T2">・・・追加</text:span></text:p>
      <text:p text:style-name="Preformatted_20_Text"><text:s text:c="8"/>&lt;package name="noto-sans-fonts"/&gt;<text:span text:style-name="T2">・・・適当に日本語フォントを追加</text:span></text:p>
      <text:p text:style-name="P7"/>
      <text:p text:style-name="P7"/>
      <text:p text:style-name="P7"/>
      <text:p text:style-name="P7"/>
      <text:p text:style-name="P7"><text:soft-page-break/></text:p>
      <text:p text:style-name="P7">　　　　ここからXサーバ等（精査必要）</text:p>
      <text:p text:style-name="Preformatted_20_Text"><text:s text:c="8"/>&lt;package name="patterns-base-apparmor"/&gt;</text:p>
      <text:p text:style-name="Preformatted_20_Text"><text:s text:c="8"/>&lt;package name="patterns-base-base"/&gt;</text:p>
      <text:p text:style-name="Preformatted_20_Text"><text:s text:c="8"/>&lt;package name="patterns-base-basesystem"/&gt;</text:p>
      <text:p text:style-name="Preformatted_20_Text"><text:s text:c="8"/>&lt;package name="patterns-base-documentation"/&gt;</text:p>
      <text:p text:style-name="Preformatted_20_Text"><text:s text:c="8"/>&lt;package name="patterns-base-enhanced_base"/&gt;</text:p>
      <text:p text:style-name="Preformatted_20_Text"><text:s text:c="8"/>&lt;package name="patterns-base-minimal_base"/&gt;</text:p>
      <text:p text:style-name="Preformatted_20_Text"><text:s text:c="8"/>&lt;package name="patterns-base-sw_management"/&gt;</text:p>
      <text:p text:style-name="P9"><text:s text:c="8"/>&lt;package name="patterns-base-x11"/&gt;</text:p>
      <text:p text:style-name="Preformatted_20_Text"><text:s text:c="8"/>&lt;package name="patterns-base-x11_enhanced"/&gt;</text:p>
      <text:p text:style-name="Preformatted_20_Text"><text:s text:c="8"/>&lt;package name="patterns-desktop-imaging"/&gt;</text:p>
      <text:p text:style-name="Preformatted_20_Text"><text:s text:c="8"/>&lt;package name="patterns-desktop-mobile"/&gt;</text:p>
      <text:p text:style-name="Preformatted_20_Text"><text:s text:c="8"/>&lt;package name="patterns-desktop-multimedia"/&gt;</text:p>
      <text:p text:style-name="Preformatted_20_Text"><text:s text:c="8"/>&lt;package name="patterns-fonts-fonts"/&gt;</text:p>
      <text:p text:style-name="Preformatted_20_Text"><text:s text:c="8"/>&lt;package name="patterns-fonts-fonts_opt"/&gt;</text:p>
      <text:p text:style-name="Preformatted_20_Text"/>
      <text:p text:style-name="Preformatted_20_Text"><text:span text:style-name="T5">　　　　</text:span><text:span text:style-name="T2">ここから</text:span><text:span text:style-name="T3">xfce（多分パッケージが足りない）</text:span></text:p>
      <text:p text:style-name="Preformatted_20_Text"><text:s text:c="8"/>&lt;package name="patterns-xfce-xfce"/&gt;</text:p>
      <text:p text:style-name="Preformatted_20_Text"><text:s text:c="8"/>&lt;package name="patterns-xfce-xfce_basis"/&gt;</text:p>
      <text:p text:style-name="Preformatted_20_Text"><text:s text:c="8"/>&lt;package name="patterns-xfce-xfce_office"/&gt;</text:p>
      <text:p text:style-name="P2"/>
      <text:p text:style-name="P9"><text:span text:style-name="T2">　　　　ここから</text:span><text:span text:style-name="T3">yast（多分パッケージが足りない）・・・いるかな？</text:span></text:p>
      <text:p text:style-name="Preformatted_20_Text"><text:s text:c="8"/>&lt;package name="patterns-yast-x11_yast"/&gt;</text:p>
      <text:p text:style-name="Preformatted_20_Text"><text:s text:c="8"/>&lt;package name="patterns-yast-yast2_basis"/&gt;</text:p>
      <text:p text:style-name="Preformatted_20_Text"><text:s text:c="8"/>&lt;package name="patterns-yast-yast2_desktop"/&gt;</text:p>
      <text:p text:style-name="Preformatted_20_Text"/>
      <text:p text:style-name="Preformatted_20_Text"/>
      <text:p text:style-name="Preformatted_20_Text"><text:s text:c="4"/>&lt;/packages&gt;</text:p>
      <text:p text:style-name="Preformatted_20_Text"><text:s text:c="4"/>&lt;packages type="bootstrap"&gt;<text:span text:style-name="T2">（最初にインストールされる、</text:span><text:span text:style-name="T3">chrootをサポートするツール</text:span><text:span text:style-name="T2">）</text:span></text:p>
      <text:p text:style-name="Preformatted_20_Text"><text:s text:c="8"/>&lt;package name="gawk"/&gt;</text:p>
      <text:p text:style-name="Preformatted_20_Text"><text:s text:c="8"/>&lt;package name="grep"/&gt;</text:p>
      <text:p text:style-name="Preformatted_20_Text"><text:s text:c="8"/>&lt;package name="gzip"/&gt;</text:p>
      <text:p text:style-name="Preformatted_20_Text"><text:s text:c="8"/>&lt;package name="udev"/&gt;</text:p>
      <text:p text:style-name="Preformatted_20_Text"><text:s text:c="8"/>&lt;package name="xz"/&gt;</text:p>
      <text:p text:style-name="Preformatted_20_Text"><text:s text:c="8"/>&lt;package name="filesystem"/&gt;</text:p>
      <text:p text:style-name="Preformatted_20_Text"><text:s text:c="8"/>&lt;package name="glibc-locale"/&gt;</text:p>
      <text:p text:style-name="Preformatted_20_Text"><text:s text:c="8"/>&lt;package name="cracklib-dict-full"/&gt;</text:p>
      <text:p text:style-name="Preformatted_20_Text"><text:s text:c="8"/>&lt;package name="ca-certificates"/&gt;</text:p>
      <text:p text:style-name="Preformatted_20_Text"><text:s text:c="8"/>&lt;package name="ca-certificates-mozilla"/&gt;</text:p>
      <text:p text:style-name="Preformatted_20_Text"><text:s text:c="8"/>&lt;package name="openSUSE-release"/&gt;</text:p>
      <text:p text:style-name="Preformatted_20_Text"><text:s text:c="4"/>&lt;/packages&gt;</text:p>
      <text:p text:style-name="Preformatted_20_Text">&lt;/image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font-name-asian="Noto Serif CJK JP" style:font-size-asian="10.5pt" style:language-asian="ja" style:country-asian="JP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1T18:28:46.140171464</dc:date>
    <meta:editing-duration>PT25M5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3" meta:paragraph-count="126" meta:word-count="764" meta:character-count="5006" meta:non-whitespace-character-count="3993"/>
  </office:meta>
</office:document-meta>
</file>